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Sample raw data</text:p>
      <text:p text:style-name="Standard"/>
      <text:p text:style-name="Standard">ss <text:s text:c="2"/>01 01 00 01 00</text:p>
      <text:p text:style-name="Standard"/>
      <text:p text:style-name="Standard">0 <text:s text:c="3"/>00 00 00 00 01</text:p>
      <text:p text:style-name="Standard"/>
      <text:p text:style-name="Standard">5 <text:s text:c="3"/>01 00 01 00 01</text:p>
      <text:p text:style-name="Standard"><text:s/></text:p>
      <text:p text:style-name="Standard">1 <text:s text:c="4"/>01 00 <text:s/>00 00 00</text:p>
      <text:p text:style-name="Standard"><text:s/></text:p>
      <text:p text:style-name="Standard">5 <text:s text:c="4"/>01 00 01 00 01</text:p>
      <text:p text:style-name="Standard"/>
      <text:p text:style-name="Standard">6 <text:s text:c="4"/>00 01 01 00 01</text:p>
      <text:p text:style-name="Standard"/>
      <text:p text:style-name="Standard">7 <text:s text:c="5"/>01 01 01 <text:s/>00 00 </text:p>
      <text:p text:style-name="Standard"/>
      <text:p text:style-name="Standard">es <text:s text:c="4"/>01 01 01 <text:s/>01 01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acoby</meta:initial-creator>
    <meta:creation-date>2013-09-20T20:30:26</meta:creation-date>
    <dc:date>2013-09-23T17:27:50</dc:date>
    <dc:creator>Daniel Jacoby</dc:creator>
    <meta:editing-duration>PT7M1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2" meta:word-count="51" meta:character-count="181" meta:non-whitespace-character-count="103"/>
  </office:meta>
</office:document-meta>
</file>